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style="italic" style:font-style-asian="italic" style:font-style-complex="italic"/>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text-position="sub 58%"/>
    </style:style>
    <style:style style:name="T144" style:family="text">
      <style:text-properties fo:font-style="italic" style:font-style-asian="italic" style:font-style-complex="italic" style:text-position="sub 58%"/>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style:text-position="sub 58%"/>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text-position="sub 58%"/>
    </style:style>
    <style:style style:name="T155" style:family="text">
      <style:text-properties fo:font-style="italic" style:font-style-asian="italic" style:font-style-complex="italic" style:text-position="sub 58%"/>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text-position="sub 58%"/>
    </style:style>
    <style:style style:name="T165" style:family="text">
      <style:text-properties fo:font-style="italic" style:font-style-asian="italic" style:font-style-complex="italic" style:text-position="sub 58%"/>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text-position="sub 58%"/>
    </style:style>
    <style:style style:name="T169" style:family="text">
      <style:text-properties fo:font-style="italic" style:font-style-asian="italic" style:font-style-complex="italic" style:text-position="sub 58%"/>
    </style:style>
    <style:style style:name="T170" style:family="text">
      <style:text-properties fo:font-style="italic" style:font-style-asian="italic" style:font-style-complex="italic"/>
    </style:style>
    <style:style style:name="T171" style:family="text">
      <style:text-properties style:text-position="sub 58%"/>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text-position="sub 58%"/>
    </style:style>
    <style:style style:name="T181" style:family="text">
      <style:text-properties fo:font-style="italic" style:font-style-asian="italic" style:font-style-complex="italic" style:text-position="sub 58%"/>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text-position="sub 58%"/>
    </style:style>
    <style:style style:name="T190" style:family="text">
      <style:text-properties fo:font-style="italic" style:font-style-asian="italic" style:font-style-complex="italic" style:text-position="sub 58%"/>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text-position="sub 58%"/>
    </style:style>
    <style:style style:name="T196" style:family="text">
      <style:text-properties fo:font-style="italic" style:font-style-asian="italic" style:font-style-complex="italic" style:text-position="sub 58%"/>
    </style:style>
    <style:style style:name="T197" style:family="text">
      <style:text-properties fo:font-style="italic" style:font-style-asian="italic" style:font-style-complex="italic"/>
    </style:style>
    <style:style style:name="T198" style:family="text">
      <style:text-properties style:text-position="sub 58%"/>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text-position="sub 58%"/>
    </style:style>
    <style:style style:name="T208" style:family="text">
      <style:text-properties fo:font-style="italic" style:font-style-asian="italic" style:font-style-complex="italic" style:text-position="sub 58%"/>
    </style:style>
    <style:style style:name="T209" style:family="text">
      <style:text-properties fo:font-style="italic" style:font-style-asian="italic" style:font-style-complex="italic"/>
    </style:style>
    <style:style style:name="T210" style:family="text">
      <style:text-properties style:text-position="sub 58%"/>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text-position="sub 58%"/>
    </style:style>
    <style:style style:name="T213" style:family="text">
      <style:text-properties fo:font-style="italic" style:font-style-asian="italic" style:font-style-complex="italic" style:text-position="sub 58%"/>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text-position="sub 58%"/>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text-position="sub 58%"/>
    </style:style>
    <style:style style:name="T219" style:family="text">
      <style:text-properties style:text-position="sub 58%"/>
    </style:style>
    <style:style style:name="T220" style:family="text">
      <style:text-properties style:text-position="sub 58%"/>
    </style:style>
    <style:style style:name="T221" style:family="text">
      <style:text-properties style:text-position="sub 58%"/>
    </style:style>
    <style:style style:name="T222" style:family="text">
      <style:text-properties style:text-position="sub 58%"/>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The Early Spread of Mass Media Increases the Probability of Civil War: A Research Note</text:h>
      <text:p text:style-name="First_20_paragraph">Justin Murphy University of Southampton <text:a xlink:type="simple" xlink:href="mailto:j.murphy@soton.ac.uk" office:name=""><text:span text:style-name="Definition">j.murphy@soton.ac.uk</text:span></text:a> August 2014 </text:p>
      <text:h text:style-name="Heading_20_4" text:outline-level="4">Abstract:</text:h>
      <text:p text:style-name="First_20_paragraph">Qualitative evidence suggests that mass media sometimes play a causal role in the outbreak of civil wars, and at the international level the rapid increase of mass media in recent decades has generally coincided with a similarly dramatic spread of civil wars. Yet, recent quantitative research suggests that mass media decrease the probability of civil war onset by enhancing the power of states and therefore deterring insurgencies. To resolve this puzzling contradiction, I argue that mass media technologies have a non-linear effect on the probability of civil war onset. Mass media technologies should decrease the likelihood of civil war onset only above the threshold at which they constitute a mass communications system. Below that threshold, increases in mass media density should increase the likelihood of civil war. The theory is tested with parametric and semi-parametric regressions on quantitative data from a recent study (Warren 2014) and historical time-series at the international level. In addition to unifying extant qualitative and quantitative evidence, the non-linear, “war before peace” theory is consistent with new and unique observable implications pertaining to the relative effects of different media technologies and empirical patterns at the international level since 1816. This research note contributes an important new insight into the causes of civil war and contributes to the burgeoning research agenda on the nexus of information-communication technology (ICT) and political conflict.</text:p>
      <text:p text:style-name="Text_20_body">Current research on the relationship between mass media and civil war onset is puzzling for two reasons. From Rwanda and Yugoslavia in the early 1990s to Libya and Syria in 2011, civil wars often involve the use of mass media for belligerent purposes ((“Pro-Hezbollah Song Opens Musical Front in Civil War Over Syria” 2014); (“Hopes for a Qaddafi Exit, and Worries of What Comes Next” 2011); (“Roads Sealed as Yugoslav Unrest Mounts” 1990); (“Trial Centers on Role of Press During Rwanda Massacre” 2002)]. While some scholars argue that mass media play a causal role in the outbreak of civil wars (’ 1994; Des Forges 1999; Kellow and Steeves 1998; <text:span text:style-name="T1">Leveling</text:span><text:span text:style-name="T2"> </text:span><text:span text:style-name="T3">Crowds</text:span><text:span text:style-name="T4">:</text:span><text:span text:style-name="T5"> </text:span><text:span text:style-name="T6">Ethnonationalist</text:span><text:span text:style-name="T7"> </text:span><text:span text:style-name="T8">Conflicts</text:span><text:span text:style-name="T9"> </text:span><text:span text:style-name="T10">and</text:span><text:span text:style-name="T11"> </text:span><text:span text:style-name="T12">Collective</text:span><text:span text:style-name="T13"> </text:span><text:span text:style-name="T14">Violence</text:span><text:span text:style-name="T15"> </text:span><text:span text:style-name="T16">in</text:span><text:span text:style-name="T17"> </text:span><text:span text:style-name="T18">South</text:span><text:span text:style-name="T19"> </text:span><text:span text:style-name="T20">Asia</text:span> 1996, 1997; Metzl 1997), others have argued that the negative effects of mass media have been overstated (“Reducing Intergroup Prejudice and Conflict Using the Media: A Field Experiment in Rwanda.” 2009; @ Straus 2007). Making the puzzle even more acute, the most systematic evidence to date suggests that mass media induce satisfaction with the status quo (Kern and Hainmueller 2009) and decrease the likelihood of civil war onset (Warren 2014). Yet, as Figure 1 starkly illustrates, at the global level the exponential increase in mass media beginning in the 1950s coincides with a similarly dramatic increase in civil wars at the global level. While the global patterns are not necessarily inconsistent with the finding of a negative relationship between mass media and civil war within countries, the discrepancy nonetheless points to a remaining puzzle about the scholarly state-of-the-art on the relationship between mass media and civil war. If mass media decrease the probability of civil war, this contributes very little to understanding the troublingly high prevalence of civil war around the world in recent decades.</text:p>
      <text:p text:style-name="Text_20_body"><draw:frame draw:name="img1" svg:width="0pt" svg:height="0pt"><draw:image xlink:href="Pictures/0.pdf" xlink:type="simple" xlink:show="embed" xlink:actuate="onLoad"/></draw:frame></text:p>
      <text:p text:style-name="Text_20_body">This research note advances a novel theoretical proposition on the relationship between mass media and civil war which accounts for previous qualitative findings of mass media fomenting civil war onset and recent quantitative evidence that mass media decrease the probability of civil war onset (Warren 2014). Paradoxically, it is precisely because dense mass media systems strengthen the state that the first appearance and early spread of mass media within a country should <text:span text:style-name="T21">encourage</text:span> insurgencies. When mass media spreads enough within a country to constitute a mass communications system, this triggers communicative economies of scale which so increase the payoffs of controlling the state that it incentivizes violent insurgency before the <text:span text:style-name="T22">ex</text:span><text:span text:style-name="T23"> </text:span><text:span text:style-name="T24">ante</text:span> holders of state power become normatively locked-in and effectively impossible to challenge.<text:note text:id="ftn0" text:note-class="footnote"><text:note-citation>1</text:note-citation><text:note-body><text:p text:style-name="Footnote">As discussed below, beyond a certain threshold of mass media the probability of observing a civil war is effectively zero.</text:p></text:note-body></text:note> A key point of my account, however, is that the economies of scale peculiar to information production within a mass communications system represent a qualitative change which occurs only at a certain threshold of mass media density. This is why there is an inflection point at which the effect of mass media should change from positive to negative at a certain point in its range. The counter-intuitive implication is that the very pacifying effect of a mass communications system charges the early spread of mass media with a bellicose effect until the threshold of mass communications is crossed.</text:p>
      <text:p text:style-name="Text_20_body">To compare the non-linear “war before peace” theory to the linear, general pacification theory, I generate causal leverage by deducing three new observable implications at two levels of analysis, within and outside the original sample used in the most recent and systematic study on this question (Warren 2014). I use a combination of traditional parametric and semi-parametric regressions to compare linear and non-linear model fits on the original sample. (MENTION EFFECT SIZE HERE) I then explore the composition of this effect by disaggregating the specific information-communication technologies of television, newspaper, and radio (MENTION EFFECT SIZE HERE). I then consider long-term historical time-series at the international level, to examine whether the non-linear theory helps explain the broad empirical pattern of civil war prevalence at the international level. (MENTION EFFECT SIZE HERE)</text:p>
      <text:p text:style-name="Text_20_body">The implications of this research note are two-fold. First, it contributes to the project of building “rich theory” for the new and burgeoning research agenda on the ICT and political conflict nexus (Lyall and Dafoe n.d.), demonstrating in particular the importance of non-linearities in this area.<text:note text:id="ftn1" text:note-class="footnote"><text:note-citation>2</text:note-citation><text:note-body><text:p text:style-name="Footnote">Lyall and Dafoe advocate that research on the ICT and political conflict nexus should be increasingly “elaborate,” focusing on the highly conditional effects of ICT, developing theories grounded in well-established findings, and tested for multiple observable implications. In particular, they highlight that for some causal processes, “Effects may not arise until some culminating point is reached,” and they “may change in sign over time, as actors strategically adapt to their new information environment.”</text:p></text:note-body></text:note> Second, it contributes novel quantitative evidence helping to explain the severity and timing of one of the most lethal dynamics in the world since World War II: the increase in civil wars around the world beginning in the 1950s and 1960s (Fearon and Laitin 2003, 75).</text:p>
      <text:p text:style-name="Text_20_body">This research note proceeds as follows. The first section provides a brief summary and critique of the general pacification theory, providing the basic rationale for why we should expect the relationship between mass media and civil war onset to be non-linear. The second section states the non-linear “war before peace” theory and deduces one testable hypothesis which is mutually exclusive with the general pacification theory and two which are not predicted by the general pacification theory. The third section explains the data sources, variables, and modeling strategy. A fourth section discusses the results and a fifth section concludes.</text:p>
      <text:h text:style-name="Heading_20_1" text:outline-level="1">A Critique of the General Pacification Theory of Mass Media and Civil War</text:h>
      <text:p text:style-name="First_20_paragraph">Many scholars of the modern nation-state have argued that by allowing political elites to communicate with subjects across large territories, the emergence of mass media technologies were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Keohane and Nye 1998; Nye 1990, 168–69; Nye Jr 2004, 47–48). Issuing from this perspective, one article from a recent issue of <text:span text:style-name="T25">International</text:span><text:span text:style-name="T26"> </text:span><text:span text:style-name="T27">Organization</text:span> argues that precisely by increasing the state’s communicative power, mass media deter potential insurgencies and therefore decrease the probability of civil war onset (Warren 2014).</text:p>
      <text:p text:style-name="Text_20_body">According to Warren, technologies such as televisions, radios, and newspapers decrease the probability of civil war onset because they increase the state’s communicative powers to induce loyalty from the population more than they empower potential challengers of state power. While mass media technologies lower the costs of communication for the state and potential challengers alike, 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p text:style-name="Text_20_body">The general pacification is both empirically and logically puzzling. First, if mass media density decreases the likelihood of civil war as strongly and robustly as Warren argues, one might expect the global proliferation of mass media since the 1950s to be followed by a corresponding decrease in the global prevalence of civil war. It is therefore puzzling that in the postwar period, the international system’s most rapid and widespread proliferation of mass media density has coincided with its most dramatic increases in civil war. This apparent contradiction does not inherently falsify the general pacification theory, for of course it is possible that other drivers of civil war onset have simply outweighed the pacifying effect of mass media. Nonetheless, that an exponential increase in civil wars around the world coincides so closely with an exponential increase in mass media density raises the possibility that the effect of mass media on civil war onset is not as simple as the general pacification theory suggests.</text:p>
      <text:p text:style-name="Text_20_body">The first logical shortcoming of the general pacification theory is that the unique logic of mass communications which benefits the state’s inclusive national appeals more than insurgents’ divisive appeals is not linearly increasing with mass media density but is rather contingent on a certain threshold of mass media density. To the degree mass media simply lower the costs of communication, they empower insurgents no less than the state (Warren 2014, 120). The crucial reason why mass media disproportionately amplify the normative influence of the state (why there are increasing marginal returns to the production of influence) is that receivers believe the message is widely spread, that mass media messaging is “known by all to have been seen by all” (Warren 2014, 120). A media message may not literally need to be seen by every single other person in a national community for this condition to be reached. The point is simply that at very low levels of mass media density the receiver of a message should not be impressed by the belief that a very small number of others have received the message, and so under very low levels of media density there should not be increasing marginal returns to the production of influence). Only after a certain threshold or “tipping point,” at which a “critical mass” of receivers are expected to receive mass media messaging, should there be increasing marginal returns to the production of influence. National situations in this post-threshold situation I refer to as “mass communications systems.”</text:p>
      <text:p text:style-name="Text_20_body">Increases in mass media density only uniquely benefit the state’s production of influence and therefore decrease the likelihood of civil war beyond the threshold at which mass media technologies are sufficiently widespread to effectively consititute a mass communications system.<text:note text:id="ftn2" text:note-class="footnote"><text:note-citation>3</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3" text:note-class="footnote"><text:note-citation>4</text:note-citation><text:note-body><text:p text:style-name="Footnote">Of course, there is no way to know <text:span text:style-name="T28">a</text:span><text:span text:style-name="T29"> </text:span><text:span text:style-name="T30">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text:p>
      <text:p text:style-name="Text_20_body">The second shortcoming is that if the level of mass media <text:span text:style-name="T31">in</text:span><text:span text:style-name="T32"> </text:span><text:span text:style-name="T33">general</text:span> increases state strength as Warren argues, then for this very reason, the <text:span text:style-name="T34">first</text:span><text:span text:style-name="T35"> </text:span><text:span text:style-name="T36">appearance</text:span><text:span text:style-name="T37"> </text:span><text:span text:style-name="T38">and</text:span><text:span text:style-name="T39"> </text:span><text:span text:style-name="T40">early</text:span><text:span text:style-name="T41"> </text:span><text:span text:style-name="T42">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43">each</text:span><text:span text:style-name="T44"> </text:span><text:span text:style-name="T45">increase</text:span> in mass media density should further increase the payoffs to violent insurgency.</text:p>
      <text:h text:style-name="Heading_20_1" text:outline-level="1">A Non-Linear Theory of Mass Media and Civil War</text:h>
      <text:p text:style-name="First_20_paragraph">Based on the implications of the previous section, this research note advances a modified theory of the relationship between mass media technology and civil war: while high levels of mass media density should indeed decrease the likelihood of civil war by increasing state power and deterring insurgents, for this very reason the <text:span text:style-name="T46">introduction</text:span><text:span text:style-name="T47"> </text:span><text:span text:style-name="T48">and</text:span><text:span text:style-name="T49"> </text:span><text:span text:style-name="T50">early</text:span><text:span text:style-name="T51"> </text:span><text:span text:style-name="T52">growth</text:span> of mass media density within a country should <text:span text:style-name="T53">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4" text:note-class="footnote"><text:note-citation>5</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54">Observable</text:span><text:span text:style-name="T55"> </text:span><text:span text:style-name="T56">Implication</text:span><text:span text:style-name="T57"> </text:span><text:span text:style-name="T58">1:</text:span> There should exist a threshold of mass media density below which year-to-year increases in mass media density <text:span text:style-name="T59">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60">Observable</text:span><text:span text:style-name="T61"> </text:span><text:span text:style-name="T62">Implication</text:span><text:span text:style-name="T63"> </text:span><text:span text:style-name="T64">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5" text:note-class="footnote"><text:note-citation>6</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al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65">Observable</text:span><text:span text:style-name="T66"> </text:span><text:span text:style-name="T67">Implication</text:span><text:span text:style-name="T68"> </text:span><text:span text:style-name="T69">3:</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70">CIVIL</text:span><text:span text:style-name="T71"> </text:span><text:span text:style-name="T72">WAR</text:span><text:span text:style-name="T73"> </text:span><text:span text:style-name="T74">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75">MDI,</text:span> which captures overall mass media density, or the total number of newspapers, televisions, and radios per 100 people. <text:span text:style-name="T76">NEWSPAPER</text:span>, <text:span text:style-name="T77">TV</text:span>, and <text:span text:style-name="T78">RADIO</text:span> reflect the number of each particular technology per 100 people. A battery of control variables which are believed to be associated with civil war onset include the following. <text:span text:style-name="T79">OIL</text:span><text:span text:style-name="T80"> </text:span><text:span text:style-name="T81">EXPORTER</text:span> takes a value of 1 if greater than one-third of a country’s total export revenus are from fossil fuels. <text:span text:style-name="T82">DEMOCRACY</text:span> is the traditional measure from the well-known Polity IV data set, on a scale from 1-21. <text:span text:style-name="T83">DEMOCRACY^2</text:span> is the square <text:span text:style-name="T84">DEMOCRACY</text:span>, to control for the possibility of non-linear effects. <text:span text:style-name="T85">PEACE</text:span><text:span text:style-name="T86"> </text:span><text:span text:style-name="T87">YEARS</text:span> counts the number of years since a previous civil war, and a natural cubic spline of peace years to control for temporal dependence. Finally, <text:span text:style-name="T88">GDP</text:span><text:span text:style-name="T89"> </text:span><text:span text:style-name="T90">PER</text:span><text:span text:style-name="T91"> </text:span><text:span text:style-name="T92">CAPITA</text:span>, <text:span text:style-name="T93">ETHNIC</text:span><text:span text:style-name="T94"> </text:span><text:span text:style-name="T95">FRACTIONALIZATION</text:span>, <text:span text:style-name="T96">RELIGIOUS</text:span><text:span text:style-name="T97"> </text:span><text:span text:style-name="T98">FRACTIONALIZATION</text:span>, and logarithms for <text:span text:style-name="T99">LAND</text:span><text:span text:style-name="T100"> </text:span><text:span text:style-name="T101">AREA</text:span>, <text:span text:style-name="T102">MOUNTAINOUS</text:span><text:span text:style-name="T103"> </text:span><text:span text:style-name="T104">TERRAIN</text:span>, and <text:span text:style-name="T105">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effective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simple graphical analysis and non-parametric regression to test for the presence of a threshold at which the effect of mass media density changes, and then traditional parametric regressions will provide additional tests and more convenient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106">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107">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at the international-level and with an elongated time-series. First, the variables related to physical geography such as <text:span text:style-name="T108">OIL</text:span><text:span text:style-name="T109"> </text:span><text:span text:style-name="T110">EXPORTER</text:span>, <text:span text:style-name="T111">LAND</text:span><text:span text:style-name="T112"> </text:span><text:span text:style-name="T113">AREA</text:span> and <text:span text:style-name="T114">MOUNTAINOUS</text:span><text:span text:style-name="T115"> </text:span><text:span text:style-name="T116">TERRAIN</text:span> are unlikely to vary appreciably because, while in principle they can vary from changes in the number or size of states, they refer to quantities which are ultimately fixed at the international level. Second, while variables such as <text:span text:style-name="T117">RELIGIOUS</text:span><text:span text:style-name="T118"> </text:span><text:span text:style-name="T119">FRACTIONALIZATION</text:span> and <text:span text:style-name="T120">ETHNIC</text:span><text:span text:style-name="T121"> </text:span><text:span text:style-name="T122">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23">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p text:style-name="Text_20_body">As robustness checks, subsequent models of the international-level dynamics include controls for global events likely to shape the likelihood of civil war onsets. <text:span text:style-name="T124">WWI</text:span> is a dummy variable for the years 1914-1918, <text:span text:style-name="T125">WWII</text:span> is a dummy variable for the years 1939-1944, and <text:span text:style-name="T126">Cold</text:span><text:span text:style-name="T127"> </text:span><text:span text:style-name="T128">War</text:span> is a dummy variable for the years 1947-1991. Finally, to check that results are not dependent on the years in which a value of 0 is imputed to televison density, I include the variable <text:span text:style-name="T129">IMPUTED</text:span> which is a dummy variable for all years before 1945. All dummy variables take a value of 1 when they are equal to the condition they state, and a value of 0 otherwise.</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text:note text:id="ftn6" text:note-class="footnote"><text:note-citation>7</text:note-citation><text:note-body><text:p text:style-name="Footnote">The violin plot is a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text:p>
      <text:p text:style-name="Text_20_body">First, these distributions challenge a key rationale for questioning the qualitative evidence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30">in</text:span><text:span text:style-name="T131"> </text:span><text:span text:style-name="T132">that</text:span><text:span text:style-name="T133"> </text:span><text:span text:style-name="T134">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35">Prima</text:span><text:span text:style-name="T136"> </text:span><text:span text:style-name="T137">facie</text:span> this is contrary to what we would expect from the general pacification hypothesis;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hypothesis.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etric Regression</text:h>
      <text:p text:style-name="First_20_paragraph">To test whether mass media density has a non-linear effect on civil war onset, this section compares the fit of a baseline logistic regression replicated from Warren (not displayed)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38">O</text:span><text:span text:style-name="T139">n</text:span><text:span text:style-name="T140">s</text:span><text:span text:style-name="T141">e</text:span><text:span text:style-name="T142">t</text:span><text:span text:style-name="T143">i</text:span><text:span text:style-name="T144">t</text:span> = <text:span text:style-name="T145">α</text:span> + <text:span text:style-name="T146">f</text:span><text:span text:style-name="T147">1</text:span>(<text:span text:style-name="T148">L</text:span><text:span text:style-name="T149">o</text:span><text:span text:style-name="T150">g</text:span><text:span text:style-name="T151">M</text:span><text:span text:style-name="T152">D</text:span><text:span text:style-name="T153">I</text:span><text:span text:style-name="T154">i</text:span><text:span text:style-name="T155">t</text:span>) + <text:span text:style-name="T156">C</text:span><text:span text:style-name="T157">o</text:span><text:span text:style-name="T158">n</text:span><text:span text:style-name="T159">t</text:span><text:span text:style-name="T160">r</text:span><text:span text:style-name="T161">o</text:span><text:span text:style-name="T162">l</text:span><text:span text:style-name="T163">s</text:span><text:span text:style-name="T164">i</text:span><text:span text:style-name="T165">t</text:span><text:span text:style-name="T166">β</text:span> + <text:span text:style-name="T167">ɛ</text:span><text:span text:style-name="T168">i</text:span><text:span text:style-name="T169">t</text:span></text:p>
      <text:p text:style-name="Text_20_body">where the partial-regression function <text:span text:style-name="T170">f</text:span><text:span text:style-name="T171">1</text:span>( ⋅ ) is fit by a smoothing spline (Fox 2002; Wood 2000) and <text:span text:style-name="T172">C</text:span><text:span text:style-name="T173">O</text:span><text:span text:style-name="T174">N</text:span><text:span text:style-name="T175">T</text:span><text:span text:style-name="T176">R</text:span><text:span text:style-name="T177">O</text:span><text:span text:style-name="T178">L</text:span><text:span text:style-name="T179">S</text:span><text:span text:style-name="T180">i</text:span><text:span text:style-name="T181">t</text:span> is the vector of control variables used in Warren’s original models. The number of smoothing splines is determined by generalized cross validation as part of the estimation procedure.<text:note text:id="ftn7" text:note-class="footnote"><text:note-citation>8</text:note-citation><text:note-body><text:p text:style-name="Footnote">The model was estimated using the function <text:span text:style-name="T182">gam</text:span> in the <text:span text:style-name="T183">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the war-before-peace hypothesis: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3 displays the results, which suggest that the non-linear fit reduces the deviance by 17.9 and is statistically significant.</text:p>
      <text:p text:style-name="Text_20_body"><draw:frame draw:name="img3" svg:width="0pt" svg:height="0pt"><draw:image xlink:href="Pictures/2.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The second observable implication is also considered in the following section.</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estimate a series of traditional parametric regressions.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I estimate traditional parametric regressions separately for each subset, all of which are variations on the form</text:p>
      <text:p text:style-name="Text_20_body"><text:span text:style-name="T184">O</text:span><text:span text:style-name="T185">n</text:span><text:span text:style-name="T186">s</text:span><text:span text:style-name="T187">e</text:span><text:span text:style-name="T188">t</text:span><text:span text:style-name="T189">i</text:span><text:span text:style-name="T190">t</text:span> = <text:span text:style-name="T191">α</text:span> + <text:span text:style-name="T192">M</text:span><text:span text:style-name="T193">D</text:span><text:span text:style-name="T194">I</text:span><text:span text:style-name="T195">i</text:span><text:span text:style-name="T196">t</text:span><text:span text:style-name="T197">β</text:span><text:span text:style-name="T198">1</text:span> + <text:span text:style-name="T199">C</text:span><text:span text:style-name="T200">o</text:span><text:span text:style-name="T201">n</text:span><text:span text:style-name="T202">t</text:span><text:span text:style-name="T203">r</text:span><text:span text:style-name="T204">o</text:span><text:span text:style-name="T205">l</text:span><text:span text:style-name="T206">s</text:span><text:span text:style-name="T207">i</text:span><text:span text:style-name="T208">t</text:span><text:span text:style-name="T209">β</text:span><text:span text:style-name="T210">2</text:span> + <text:span text:style-name="T211">ɛ</text:span><text:span text:style-name="T212">i</text:span><text:span text:style-name="T213">t</text:span>, </text:p>
      <text:p text:style-name="Text_20_body">where all the variables are the same as in the previous equation, with the exception that <text:span text:style-name="T214">MDI</text:span> is not logged.</text:p>
      <text:p text:style-name="Text_20_body">To ensure the robustness of the results, all of the models in this section pertaining to this subset of pre-mass communications systems were tested separately using a series of lower and higher cutoff values. The main results reported below for changes in MDI under the threshold of mass communications are consistent using a cutoff as low as 4 (13% percentile) and as high as 10 (27% percentile).<text:note text:id="ftn8" text:note-class="footnote"><text:note-citation>9</text:note-citation><text:note-body><text:p text:style-name="Footnote">See online appendix for full results.</text:p></text:note-body></text:note> To avoid “cherry-picking” a cutoff within this range, the models below report results for the 25% percentile (MDI = 28.23), a conventional value for segmenting distributions.</text:p>
      <text:p text:style-name="Text_20_body">Table 1 shows coefficients and standard errors from several logistic regressions modeling the determinants of civil war onset, with adjustment for rare events (Gary King and Zeng 2001).<text:note text:id="ftn9" text:note-class="footnote"><text:note-citation>10</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years.</text:p></text:note-body></text:note> Before analysis, I subtracted the mean from each continuous independent variable and then divided it by two standard deviations so that all resulting coefficients are readily comparable.<text:note text:id="ftn10" text:note-class="footnote"><text:note-citation>11</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second two columns estimate models nearly equivalent to the first two but only for country-years below the 25th percentile of MDI, roughly the inflection point suggested by the semi-parametric regression estimated in the previous stage of analysis. Distinct from Models 1 and 2, the independent variables of interest in Models 3 and 4 are first differences of media density (<text:span text:style-name="T215">X</text:span><text:span text:style-name="T216">t</text:span> − <text:span text:style-name="T217">X</text:span><text:span text:style-name="T218">t</text:span><text:span text:style-name="T219"> </text:span><text:span text:style-name="T220">−</text:span><text:span text:style-name="T221"> </text:span><text:span text:style-name="T222">1</text:span>), rather than levels of MDI, for two reasons. First, by restricting attention to the 25th percentile of media density, Models 3 and 4 are, in effect, already controlling for the level of media density because they only include units at a relatively similar (low) level of the independent variable. Thus, level of media density would unlikely capture any causal effect, positive or negative, which media density may exert on the likelihood of civil war onset, whereas the first-differenced variable within this subset effectively captures variations in national experiences of the early spread of mass media.<text:note text:id="ftn11" text:note-class="footnote"><text:note-citation>12</text:note-citation><text:note-body><text:p text:style-name="Footnote">The smallest year-to-year change within this subset is -5.43 and the maximum is 3.41.</text:p></text:note-body></text:note> In other words, year-to-year differences are both substantively pertinent and theoretically appropriate for testing the observable implications of the hypothesis developed above.</text:p>
      <text:p text:style-name="Text_20_body">The results suggest that Warren’s general pacification theory would significantly under-estimate the probability of civil war onset in countries first observing the introduction and early spread of mass media. Warren’s baseline model (Model 1) would lead us to predict that a country moving from zero MDI to the 25th percentile (7.65) would, on average, cause the probability of civil war onset to decrease negligibly by -0.01, from an already low 0.03 to 0.03. However, when we estimate the same model on only those country-years in the 25th percentile of mass media density (Model 3), we would predict that an increase of 7.65 would cause the probability of civil war onset to increase by an average of 0.52, from 0.02 to 0.54.</text:p>
      <text:p text:style-name="Text_20_body">While the difference between zero MDI and the 25th percentile 7.65 is a useful yardstick with respect to the entire range of <text:span text:style-name="T223">levels</text:span> observed in the sample, the mean year-to-year change observed in the subset of pre-mass communications systems is only 0.24 and the maximum is only 3.41. Thus, to gain a more realistic sense of how the early spread of mass media shapes civil war onset in the world,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3-point change in MDI increases the probability of civil war onset from about .03 to roughly .1, on average. Figures 3 and 4 also highlight the essential assymetry of estimating negative versus postive effects on a rare event. The pacifying effect of levels of MDI as identified by Warren is an inherently small effect because the probability of observing civil war onset is already very small in general. However, in part, the size of the war-before-peace effect is notably larger and represents a more politically salient risk for the same reason. Indeed, because of this assymetry, it is within the 95% confidence interval that a 3-point change in MDI is associated with as much as a 30% increase in the probability of civil war onset.</text:p>
      <text:p text:style-name="Text_20_body">To further assess the hypothesized mechanism, Model 4 considers the separate effects estimated for each component of MDI (newspapers, radios, and televisions per person), within the subset of pre-mass communications systems. The results suggest mixed evidence of Observable Implication 3, namely that television density should have the strongest bellicose effect, whereas newspaper and radio density should have the second and least strongest effects, respectively. Model 4 reveals that controlling for each component, television does have the largest and most statistically significant effect compared to newspaper and radio. However, the model provides no evidence that newspaper or radio have any independent effect.</text:p>
      <text:h text:style-name="Heading_20_2" text:outline-level="2">Mass Media Density and Civil Wars at the International Level</text:h>
      <text:p text:style-name="First_20_paragraph">Table 4 models the number of civil wars in the international system using the negative binomial distribution and lagged levels as well as first differences of the number of civil wars on the right-hand side of the equation. Model 1 is a baseline model. Column 2 includes controls variables <text:span text:style-name="T224">WW1</text:span>, <text:span text:style-name="T225">WW2</text:span>, and <text:span text:style-name="T226">COLD</text:span><text:span text:style-name="T227"> </text:span><text:span text:style-name="T228">WAR.</text:span> Column 3 adds to these the control variable <text:span text:style-name="T229">IMPUTED.</text:span> Each model provides evidence for Observable Implication 3, that with respect to the international system in historical perspective, year-to-year increases in television density are positively associated with the number of civil war onsets in the second year. Figure 6 illustrates the expected change in global civil war onsets for a range of changes in the global mean of television density. These results are consistent with the evidence presented above, reflecting that year-to-year increases in media density increase the likelihood of civil war, even if media density has a pacifying effect in the long-run. Interestingly, the international-level models do not provide much evidence for the long-term pacifying effect, as the effect is no longer statistically significant after controlling for <text:span text:style-name="T230">WW1</text:span>, <text:span text:style-name="T231">WW2</text:span>, and <text:span text:style-name="T232">COLD</text:span><text:span text:style-name="T233"> </text:span><text:span text:style-name="T234">WAR</text:span>. However, this could be for the simpl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h text:style-name="Heading_20_1" text:outline-level="1">Conclusion</text:h>
      <text:p text:style-name="First_20_paragraph">This research note synthesizes conflicting evidence on the relationship between mass media and civil war onset by hypothesizing a non-linear relationship. After mass media density crosses the threshold constituting a mass communications system, communicative economies of scale are such that every further increase in mass media density increases the communicative powers of the state, further deterring insurgents, and thus further decreasing the likelihood of civil war onset. However, when mass media density is below the threshold constituting a mass communications system, increases in mass media density significantly increase the likelihood of civil war onset as the approach of a mass communications system represents a “now or never” situation for potential challengers to the <text:span text:style-name="T235">ex</text:span><text:span text:style-name="T236"> </text:span><text:span text:style-name="T237">ante</text:span> controllers of the state. The argument is supported by semi-parametric and traditional parametric regression analyses on a large panel of countries between 1945 and 1999 and international-level time-series beginning in 1816.</text:p>
      <text:p text:style-name="Text_20_body">The implications are critical for political scientists as well as policymakers, activists, and other political actors concerned with issues of media, communcation, and civil violence. First, this research note highlights that in the politics of mass communications, considerations of non-linearity are important. Assuming linear relationships between independent and dependent variables is not always warranted and can lead to substantively different predictions than those generated by models which account for non-linearity. This will be of interest in particular to those scholars in the burgeoning field of ICT and political conflict research who are building an increasingly “rich theory” of context-conditional findings. This research note contributes to this current of research both theoretically and empirically, by highlighting the theoretical importance of non-linearities in these types of phenomena and by providing a crucially improved empirical accounting of mass media in patterns of civil war onset. The implications are also substantively critical for policymakers, activists, and other political actors because the most recent previous evidence would lead observers to underestimate the risk of civil war within countries experiencing the early spread of mass media. By demonstrating the bellicose effects of mass media in precisely such situations, this research note draws attention to a unique source of civil war risk which has been poorly understood by previous research.</text:p>
      <text:p text:style-name="Text_20_body"># Supplementary Information</text:p>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 </text:p>
      <text:h text:style-name="Heading_20_1" text:outline-level="1">References</text:h>
      <text:p text:style-name="First_20_paragraph"> </text:p>
      <text:p text:style-name="Text_20_body">Anderson, Benedict. 1983. <text:span text:style-name="T238">Imagined</text:span><text:span text:style-name="T239"> </text:span><text:span text:style-name="T240">Communities</text:span><text:span text:style-name="T241">:</text:span><text:span text:style-name="T242"> </text:span><text:span text:style-name="T243">Reflections</text:span><text:span text:style-name="T244"> </text:span><text:span text:style-name="T245">on</text:span><text:span text:style-name="T246"> </text:span><text:span text:style-name="T247">the</text:span><text:span text:style-name="T248"> </text:span><text:span text:style-name="T249">Origin</text:span><text:span text:style-name="T250"> </text:span><text:span text:style-name="T251">and</text:span><text:span text:style-name="T252"> </text:span><text:span text:style-name="T253">Spread</text:span><text:span text:style-name="T254"> </text:span><text:span text:style-name="T255">of</text:span><text:span text:style-name="T256"> </text:span><text:span text:style-name="T257">Nationalism</text:span>. London: Verso.</text:p>
      <text:p text:style-name="Text_20_body">Bolt, J. 2013. “The First Update of the Maddison Project; Re-Estimating Growth Before 1820.” <text:span text:style-name="T258">Maddison</text:span><text:span text:style-name="T259"> </text:span><text:span text:style-name="T260">Project</text:span><text:span text:style-name="T261"> </text:span><text:span text:style-name="T262">Working</text:span><text:span text:style-name="T263"> </text:span><text:span text:style-name="T264">Paper</text:span> 4.</text:p>
      <text:p text:style-name="Text_20_body">Des Forges, Allison. 1999. <text:span text:style-name="T265">Leave</text:span><text:span text:style-name="T266"> </text:span><text:span text:style-name="T267">None</text:span><text:span text:style-name="T268"> </text:span><text:span text:style-name="T269">to</text:span><text:span text:style-name="T270"> </text:span><text:span text:style-name="T271">Tell</text:span><text:span text:style-name="T272"> </text:span><text:span text:style-name="T273">the</text:span><text:span text:style-name="T274"> </text:span><text:span text:style-name="T275">Story</text:span><text:span text:style-name="T276">:</text:span><text:span text:style-name="T277"> </text:span><text:span text:style-name="T278">Genocide</text:span><text:span text:style-name="T279"> </text:span><text:span text:style-name="T280">in</text:span><text:span text:style-name="T281"> </text:span><text:span text:style-name="T282">Rwanda</text:span>. New York: Human Rights Watch.</text:p>
      <text:p text:style-name="Text_20_body">Deutsch, Karl W. 1953. <text:span text:style-name="T283">Nationalism</text:span><text:span text:style-name="T284"> </text:span><text:span text:style-name="T285">and</text:span><text:span text:style-name="T286"> </text:span><text:span text:style-name="T287">Social</text:span><text:span text:style-name="T288"> </text:span><text:span text:style-name="T289">Communication</text:span><text:span text:style-name="T290"> </text:span><text:span text:style-name="T291">:</text:span><text:span text:style-name="T292"> </text:span><text:span text:style-name="T293">an</text:span><text:span text:style-name="T294"> </text:span><text:span text:style-name="T295">Inquiry</text:span><text:span text:style-name="T296"> </text:span><text:span text:style-name="T297">into</text:span><text:span text:style-name="T298"> </text:span><text:span text:style-name="T299">the</text:span><text:span text:style-name="T300"> </text:span><text:span text:style-name="T301">Foundations</text:span><text:span text:style-name="T302"> </text:span><text:span text:style-name="T303">of</text:span><text:span text:style-name="T304"> </text:span><text:span text:style-name="T305">Nationality</text:span>. New York: Technology Press (M.I.T.).</text:p>
      <text:p text:style-name="Text_20_body">Fearon, James D, and David D Laitin. 2003. “Ethnicity, Insurgency, and Civil War.” <text:span text:style-name="T306">American</text:span><text:span text:style-name="T307"> </text:span><text:span text:style-name="T308">Political</text:span><text:span text:style-name="T309"> </text:span><text:span text:style-name="T310">Science</text:span><text:span text:style-name="T311"> </text:span><text:span text:style-name="T312">Review</text:span> 97(01): 75.</text:p>
      <text:p text:style-name="Text_20_body">Fox, John. 2002. “Nonparametric Regression.” In <text:span text:style-name="T313">An</text:span><text:span text:style-name="T314"> </text:span><text:span text:style-name="T315">R</text:span><text:span text:style-name="T316"> </text:span><text:span text:style-name="T317">and</text:span><text:span text:style-name="T318"> </text:span><text:span text:style-name="T319">S</text:span><text:span text:style-name="T320">-</text:span><text:span text:style-name="T321">Plus</text:span><text:span text:style-name="T322"> </text:span><text:span text:style-name="T323">Companion</text:span><text:span text:style-name="T324"> </text:span><text:span text:style-name="T325">to</text:span><text:span text:style-name="T326"> </text:span><text:span text:style-name="T327">Applied</text:span><text:span text:style-name="T328"> </text:span><text:span text:style-name="T329">Regression</text:span>, Thousand Oaks, CA.</text:p>
      <text:p text:style-name="Text_20_body">Frölich, Markus. 2006. “Non-Parametric Regression for Binary Dependent Variables.” <text:span text:style-name="T330">Econometrics</text:span><text:span text:style-name="T331"> </text:span><text:span text:style-name="T332">Journal</text:span> 9(3): 511–40.</text:p>
      <text:p text:style-name="Text_20_body">’, V P Gagnon join(’. 1994. “Ethnic Nationalism and International Conflict: The Case of Serbia.” <text:span text:style-name="T333">International</text:span><text:span text:style-name="T334"> </text:span><text:span text:style-name="T335">Security</text:span> 19(3): 130.</text:p>
      <text:p text:style-name="Text_20_body">Gelman, Andrew. 2008. “Scaling Regression Inputs by Dividing by Two Standard Deviations.” <text:span text:style-name="T336">Statistics</text:span><text:span text:style-name="T337"> </text:span><text:span text:style-name="T338">in</text:span><text:span text:style-name="T339"> </text:span><text:span text:style-name="T340">Medicine</text:span> 27(15): 2865–73.</text:p>
      <text:p text:style-name="Text_20_body">Hintze, Jerry L, and Ray D Nelson. 1998. “Violin Plots: A Box Plot-Density Trace Synergism.” <text:span text:style-name="T341">The</text:span><text:span text:style-name="T342"> </text:span><text:span text:style-name="T343">American</text:span><text:span text:style-name="T344"> </text:span><text:span text:style-name="T345">Statistician</text:span> 52(2): 181–84.</text:p>
      <text:p text:style-name="Text_20_body">“Hopes for a Qaddafi Exit, and Worries of What Comes Next.” 2011.</text:p>
      <text:p text:style-name="Text_20_body">Im, Kyung So, M Hashem Pesaran, and Yongcheol Shin. 2003. “Testing for Unit Roots in Heterogeneous Panels.” <text:span text:style-name="T346">Journal</text:span><text:span text:style-name="T347"> </text:span><text:span text:style-name="T348">of</text:span><text:span text:style-name="T349"> </text:span><text:span text:style-name="T350">Econometrics</text:span> 115(1): 53–74.</text:p>
      <text:p text:style-name="Text_20_body">Kastellec, Jonathan P, and Eduardo L Leoni. 2007. “Using Graphs Instead of Tables in Political Science.” <text:span text:style-name="T351">Perspectives</text:span><text:span text:style-name="T352"> </text:span><text:span text:style-name="T353">on</text:span><text:span text:style-name="T354"> </text:span><text:span text:style-name="T355">Politics</text:span> 5(04): 755–71.</text:p>
      <text:p text:style-name="Text_20_body">Kellow, C L, and H L Steeves. 1998. “The Role of Radio in the Rwandan Genocide.” <text:span text:style-name="T356">Journal</text:span><text:span text:style-name="T357"> </text:span><text:span text:style-name="T358">of</text:span><text:span text:style-name="T359"> </text:span><text:span text:style-name="T360">Communication</text:span> 48(3): 107–28.</text:p>
      <text:p text:style-name="Text_20_body">Keohane, Robert O, and Joseph S Nye. 1998. “Power and Interdependence in the Information Age.” <text:span text:style-name="T361">Foreign</text:span><text:span text:style-name="T362"> </text:span><text:span text:style-name="T363">Affairs</text:span> 77(5): 81.</text:p>
      <text:p text:style-name="Text_20_body">Kern, H L, and J Hainmueller. 2009. “Opium for the Masses: How Foreign Media Can Stabilize Authoritarian Regimes.” <text:span text:style-name="T364">Political</text:span><text:span text:style-name="T365"> </text:span><text:span text:style-name="T366">Analysis</text:span> 17(4): 377–99.</text:p>
      <text:p text:style-name="Text_20_body">King, G, Robert O Keohane, and S Verba. 1994. <text:span text:style-name="T367">Designing</text:span><text:span text:style-name="T368"> </text:span><text:span text:style-name="T369">Social</text:span><text:span text:style-name="T370"> </text:span><text:span text:style-name="T371">Inquiry</text:span><text:span text:style-name="T372">:</text:span><text:span text:style-name="T373"> </text:span><text:span text:style-name="T374">Scientific</text:span><text:span text:style-name="T375"> </text:span><text:span text:style-name="T376">Inference</text:span><text:span text:style-name="T377"> </text:span><text:span text:style-name="T378">in</text:span><text:span text:style-name="T379"> </text:span><text:span text:style-name="T380">Qualitative</text:span><text:span text:style-name="T381"> </text:span><text:span text:style-name="T382">Research</text:span>. Princeton University Press.</text:p>
      <text:p text:style-name="Text_20_body">King, Gary, and Langche Zeng. 2001. “Logistic Regression in Rare Events Data.” <text:span text:style-name="T383">Political</text:span><text:span text:style-name="T384"> </text:span><text:span text:style-name="T385">Analysis</text:span> 9(2): 137–63.</text:p>
      <text:p text:style-name="Text_20_body"><text:span text:style-name="T386">Leveling</text:span><text:span text:style-name="T387"> </text:span><text:span text:style-name="T388">Crowds</text:span><text:span text:style-name="T389">:</text:span><text:span text:style-name="T390"> </text:span><text:span text:style-name="T391">Ethnonationalist</text:span><text:span text:style-name="T392"> </text:span><text:span text:style-name="T393">Conflicts</text:span><text:span text:style-name="T394"> </text:span><text:span text:style-name="T395">and</text:span><text:span text:style-name="T396"> </text:span><text:span text:style-name="T397">Collective</text:span><text:span text:style-name="T398"> </text:span><text:span text:style-name="T399">Violence</text:span><text:span text:style-name="T400"> </text:span><text:span text:style-name="T401">in</text:span><text:span text:style-name="T402"> </text:span><text:span text:style-name="T403">South</text:span><text:span text:style-name="T404"> </text:span><text:span text:style-name="T405">Asia</text:span>. 1996. Berkeley: University of California Press.</text:p>
      <text:p text:style-name="Text_20_body">Levin, Andrew, Chien-Fu Lin, and Chia-Shang James Chu. 2002. “Unit Root Tests in Panel Data: Asymptotic and Finite-Sample Properties.” <text:span text:style-name="T406">Journal</text:span><text:span text:style-name="T407"> </text:span><text:span text:style-name="T408">of</text:span><text:span text:style-name="T409"> </text:span><text:span text:style-name="T410">Econometrics</text:span> 108(1): 1–24.</text:p>
      <text:p text:style-name="Text_20_body">Lyall, Jason, and Allan Dafoe. “From Cell Phones to Conflict? Reflections on the Emerging ICT-Political Conflict Research Agenda.” <text:span text:style-name="T411">Journal</text:span><text:span text:style-name="T412"> </text:span><text:span text:style-name="T413">of</text:span><text:span text:style-name="T414"> </text:span><text:span text:style-name="T415">Peace</text:span><text:span text:style-name="T416"> </text:span><text:span text:style-name="T417">Research</text:span> Forthcoming.</text:p>
      <text:p text:style-name="Text_20_body">Metzl, Jamie Frederic. 1997. “Rwandan Genocide and the International Law of Radio Jamming.” <text:span text:style-name="T418">The</text:span><text:span text:style-name="T419"> </text:span><text:span text:style-name="T420">American</text:span><text:span text:style-name="T421"> </text:span><text:span text:style-name="T422">Journal</text:span><text:span text:style-name="T423"> </text:span><text:span text:style-name="T424">of</text:span><text:span text:style-name="T425"> </text:span><text:span text:style-name="T426">International</text:span><text:span text:style-name="T427"> </text:span><text:span text:style-name="T428">Law</text:span> 91(4): 628.</text:p>
      <text:p text:style-name="Text_20_body">Nye, Joseph S. 1990. “Soft Power” <text:span text:style-name="T429">Foreign</text:span><text:span text:style-name="T430"> </text:span><text:span text:style-name="T431">Policy</text:span> (80): 153–71.</text:p>
      <text:p text:style-name="Text_20_body">Nye Jr, Joseph S. 2004. <text:span text:style-name="T432">Soft</text:span><text:span text:style-name="T433"> </text:span><text:span text:style-name="T434">Power</text:span><text:span text:style-name="T435">:</text:span><text:span text:style-name="T436"> </text:span><text:span text:style-name="T437">The</text:span><text:span text:style-name="T438"> </text:span><text:span text:style-name="T439">Means</text:span><text:span text:style-name="T440"> </text:span><text:span text:style-name="T441">to</text:span><text:span text:style-name="T442"> </text:span><text:span text:style-name="T443">Success</text:span><text:span text:style-name="T444"> </text:span><text:span text:style-name="T445">in</text:span><text:span text:style-name="T446"> </text:span><text:span text:style-name="T447">World</text:span><text:span text:style-name="T448"> </text:span><text:span text:style-name="T449">Politics</text:span>. New York: Public Affairs.</text:p>
      <text:p text:style-name="Text_20_body">“Pro-Hezbollah Song Opens Musical Front in Civil War Over Syria.” 2014. <text:span text:style-name="T450">The</text:span><text:span text:style-name="T451"> </text:span><text:span text:style-name="T452">New</text:span><text:span text:style-name="T453"> </text:span><text:span text:style-name="T454">York</text:span><text:span text:style-name="T455"> </text:span><text:span text:style-name="T456">Times</text:span>.</text:p>
      <text:p text:style-name="Text_20_body">“Reducing Intergroup Prejudice and Conflict Using the Media: A Field Experiment in Rwanda.” 2009. <text:span text:style-name="T457">Journal</text:span><text:span text:style-name="T458"> </text:span><text:span text:style-name="T459">of</text:span><text:span text:style-name="T460"> </text:span><text:span text:style-name="T461">Personality</text:span><text:span text:style-name="T462"> </text:span><text:span text:style-name="T463">and</text:span><text:span text:style-name="T464"> </text:span><text:span text:style-name="T465">Social</text:span><text:span text:style-name="T466"> </text:span><text:span text:style-name="T467">Psychology</text:span> 96(3): 574–87.</text:p>
      <text:p text:style-name="Text_20_body">“Roads Sealed as Yugoslav Unrest Mounts.” 1990. <text:span text:style-name="T468">The</text:span><text:span text:style-name="T469"> </text:span><text:span text:style-name="T470">New</text:span><text:span text:style-name="T471"> </text:span><text:span text:style-name="T472">York</text:span><text:span text:style-name="T473"> </text:span><text:span text:style-name="T474">Times</text:span>.</text:p>
      <text:p text:style-name="Text_20_body">Sambanis, N. 2004. “What Is Civil War?: Conceptual and Empirical Complexities of an Operational Definition.” <text:span text:style-name="T475">Journal</text:span><text:span text:style-name="T476"> </text:span><text:span text:style-name="T477">of</text:span><text:span text:style-name="T478"> </text:span><text:span text:style-name="T479">Conflict</text:span><text:span text:style-name="T480"> </text:span><text:span text:style-name="T481">Resolution</text:span> 48(6): 814–58.</text:p>
      <text:p text:style-name="Text_20_body">Straus, Scott. 2007. “What Is the Relationship Between Hate Radio and Violence? Rethinking Rwanda’s Radio Machete.” <text:span text:style-name="T482">Politics</text:span><text:span text:style-name="T483"> </text:span><text:span text:style-name="T484">&amp;</text:span><text:span text:style-name="T485"> </text:span><text:span text:style-name="T486">Society</text:span> 35(4): 609–37.</text:p>
      <text:p text:style-name="Text_20_body"><text:span text:style-name="T487">Theft</text:span><text:span text:style-name="T488"> </text:span><text:span text:style-name="T489">of</text:span><text:span text:style-name="T490"> </text:span><text:span text:style-name="T491">an</text:span><text:span text:style-name="T492"> </text:span><text:span text:style-name="T493">Idol</text:span><text:span text:style-name="T494">:</text:span><text:span text:style-name="T495"> </text:span><text:span text:style-name="T496">Text</text:span><text:span text:style-name="T497"> </text:span><text:span text:style-name="T498">and</text:span><text:span text:style-name="T499"> </text:span><text:span text:style-name="T500">Context</text:span><text:span text:style-name="T501"> </text:span><text:span text:style-name="T502">in</text:span><text:span text:style-name="T503"> </text:span><text:span text:style-name="T504">the</text:span><text:span text:style-name="T505"> </text:span><text:span text:style-name="T506">Representation</text:span><text:span text:style-name="T507"> </text:span><text:span text:style-name="T508">of</text:span><text:span text:style-name="T509"> </text:span><text:span text:style-name="T510">Collective</text:span><text:span text:style-name="T511"> </text:span><text:span text:style-name="T512">Violence</text:span>. 1997. Princeton: Princeton University Press.</text:p>
      <text:p text:style-name="Text_20_body">“Trial Centers on Role of Press During Rwanda Massacre.” 2002. <text:span text:style-name="T513">The</text:span><text:span text:style-name="T514"> </text:span><text:span text:style-name="T515">New</text:span><text:span text:style-name="T516"> </text:span><text:span text:style-name="T517">York</text:span><text:span text:style-name="T518"> </text:span><text:span text:style-name="T519">Times</text:span>.</text:p>
      <text:p text:style-name="Text_20_body">Warren, Camber T. 2014. “Not by the Sword Alone: Soft Power, Mass Media, and the Production of State Sovereignty.” <text:span text:style-name="T520">International</text:span><text:span text:style-name="T521"> </text:span><text:span text:style-name="T522">Organization</text:span> 68(01): 111–41.</text:p>
      <text:p text:style-name="Text_20_body">Wood, S N. 2000. “Modelling and Smoothing Parameter Estimation with Multiple Quadratic Penalties.” <text:span text:style-name="T523">Journal</text:span><text:span text:style-name="T524"> </text:span><text:span text:style-name="T525">of</text:span><text:span text:style-name="T526"> </text:span><text:span text:style-name="T527">the</text:span><text:span text:style-name="T528"> </text:span><text:span text:style-name="T529">Royal</text:span><text:span text:style-name="T530"> </text:span><text:span text:style-name="T531">Statistical</text:span><text:span text:style-name="T532"> </text:span><text:span text:style-name="T533">Society</text:span><text:span text:style-name="T534"> </text:span><text:span text:style-name="T535">(</text:span><text:span text:style-name="T536">B</text:span><text:span text:style-name="T537">)</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